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8d570" officeooo:paragraph-rsid="0008d570"/>
    </style:style>
    <style:style style:name="P2" style:family="paragraph" style:parent-style-name="Standard" style:list-style-name="L2">
      <style:text-properties officeooo:rsid="0009ebd1" officeooo:paragraph-rsid="0009ebd1"/>
    </style:style>
    <style:style style:name="P3" style:family="paragraph" style:parent-style-name="Standard" style:list-style-name="L2">
      <style:text-properties officeooo:rsid="000a9fe4" officeooo:paragraph-rsid="000a9fe4"/>
    </style:style>
    <style:style style:name="P4" style:family="paragraph" style:parent-style-name="Standard" style:list-style-name="L2">
      <style:text-properties officeooo:rsid="000be6f6" officeooo:paragraph-rsid="000be6f6"/>
    </style:style>
    <style:style style:name="P5" style:family="paragraph" style:parent-style-name="Standard" style:list-style-name="L2">
      <style:text-properties officeooo:rsid="000c8d81" officeooo:paragraph-rsid="000c8d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4539677" text:style-name="L2">
        <text:list-item>
          <text:p text:style-name="P1">What are containers?</text:p>
        </text:list-item>
        <text:list-item>
          <text:p text:style-name="P1">Why use containers?</text:p>
          <text:list>
            <text:list-item>
              <text:p text:style-name="P4">Repeatable environments</text:p>
            </text:list-item>
            <text:list-item>
              <text:p text:style-name="P4">Disposable environments</text:p>
            </text:list-item>
          </text:list>
        </text:list-item>
        <text:list-item>
          <text:p text:style-name="P1">Building an image</text:p>
        </text:list-item>
        <text:list-item>
          <text:p text:style-name="P1">Running a container</text:p>
        </text:list-item>
        <text:list-item>
          <text:p text:style-name="P5">Running our own container</text:p>
          <text:list>
            <text:list-item>
              <text:p text:style-name="P5">Create our app</text:p>
            </text:list-item>
            <text:list-item>
              <text:p text:style-name="P5">Write a Docker file</text:p>
            </text:list-item>
            <text:list-item>
              <text:p text:style-name="P5">Build the image</text:p>
            </text:list-item>
            <text:list-item>
              <text:p text:style-name="P5">Run our container</text:p>
            </text:list-item>
          </text:list>
        </text:list-item>
        <text:list-item>
          <text:p text:style-name="P2">Dev containers</text:p>
        </text:list-item>
        <text:list-item>
          <text:p text:style-name="P2">Integration testing</text:p>
        </text:list-item>
        <text:list-item>
          <text:p text:style-name="P2">Docker Compose</text:p>
        </text:list-item>
        <text:list-item>
          <text:p text:style-name="P3">Managing complex environment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7T09:57:44.262000000</meta:creation-date>
    <dc:date>2024-03-17T19:26:04.258000000</dc:date>
    <meta:editing-duration>PT1H45M26S</meta:editing-duration>
    <meta:editing-cycles>1</meta:editing-cycles>
    <meta:document-statistic meta:table-count="0" meta:image-count="0" meta:object-count="0" meta:page-count="1" meta:paragraph-count="15" meta:word-count="57" meta:character-count="317" meta:non-whitespace-character-count="290"/>
    <meta:generator>LibreOffice/7.1.4.2$Windows_X86_64 LibreOffice_project/a529a4fab45b75fefc5b6226684193eb000654f6</meta:generator>
  </office:meta>
</office:document-meta>
</file>